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CABB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4.5085cm"/>
    </style:style>
    <style:style style:name="co2" style:family="table-column">
      <style:table-column-properties fo:break-before="auto" style:column-width="12.170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on-Drug Item Code</text:p>
          </table:table-cell>
          <table:table-cell office:value-type="string" table:style-name="ce2">
            <text:p>Non-Drug Item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Disposable Hypodermic Syringe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Disposable Hypodermic Needle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Disposable Perfusion Set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In vitro Diagnostic Devices for HIV, HBsAg and HCV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Cardiac Stent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3">
            <text:p>Drug Eluting Stent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3">
            <text:p>Catheter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3">
            <text:p>Intraocular Lense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3">
            <text:p>I.V. Cannulae</text:p>
          </table:table-cell>
          <table:table-cell table:number-columns-repeated="16382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3">
            <text:p>Bone Cements</text:p>
          </table:table-cell>
          <table:table-cell table:number-columns-repeated="16382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3">
            <text:p>Heart Valves</text:p>
          </table:table-cell>
          <table:table-cell table:number-columns-repeated="16382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3">
            <text:p>Scalp Vein Set</text:p>
          </table:table-cell>
          <table:table-cell table:number-columns-repeated="16382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3">
            <text:p>Orthopedic Implants</text:p>
          </table:table-cell>
          <table:table-cell table:number-columns-repeated="16382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3">
            <text:p>Internal Prosthetic Replacements</text:p>
          </table:table-cell>
          <table:table-cell table:number-columns-repeated="16382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3">
            <text:p>Blood Grouping Serum used for cross matching</text:p>
          </table:table-cell>
          <table:table-cell table:number-columns-repeated="16382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3">
            <text:p>Ligatures</text:p>
          </table:table-cell>
          <table:table-cell table:number-columns-repeated="16382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3">
            <text:p>Intrauterine Devices</text:p>
          </table:table-cell>
          <table:table-cell table:number-columns-repeated="16382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3">
            <text:p>Tubal Rings</text:p>
          </table:table-cell>
          <table:table-cell table:number-columns-repeated="16382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3">
            <text:p>Surgical Dressings</text:p>
          </table:table-cell>
          <table:table-cell table:number-columns-repeated="16382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3">
            <text:p>Umbilical Tapes</text:p>
          </table:table-cell>
          <table:table-cell table:number-columns-repeated="16382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3">
            <text:p>Cotton</text:p>
          </table:table-cell>
          <table:table-cell table:number-columns-repeated="16382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3">
            <text:p>Bandages</text:p>
          </table:table-cell>
          <table:table-cell table:number-columns-repeated="16382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3">
            <text:p>Others</text:p>
          </table:table-cell>
          <table:table-cell table:number-columns-repeated="16382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46:39Z</meta:creation-date>
    <dc:date>2020-04-29T12:09:50Z</dc:date>
    <meta:user-defined meta:name="WorkbookGuid">dc24790c-3d17-4bc9-9cb5-fa9e7063e770</meta:user-defined>
    <meta:user-defined meta:name="ConnectionInfosStorage">WorkbookXmlParts</meta:user-defined>
  </office:meta>
</office:document-meta>
</file>